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3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/>
          <table:table-cell office:value-type="string" calcext:value-type="string">
            <text:p>desempenho host sobre container</text:p>
          </table:table-cell>
        </table:table-row>
        <table:table-row table:style-name="ro1">
          <table:table-cell office:value-type="string" calcext:value-type="string">
            <text:p>BT-class-C</text:p>
          </table:table-cell>
          <table:table-cell office:value-type="float" office:value="163.99" calcext:value-type="float">
            <text:p>163,99</text:p>
          </table:table-cell>
          <table:table-cell office:value-type="float" office:value="164.65" calcext:value-type="float">
            <text:p>164,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.22" calcext:value-type="float">
            <text:p>171,22</text:p>
          </table:table-cell>
          <table:table-cell office:value-type="float" office:value="171.46" calcext:value-type="float">
            <text:p>171,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.78" calcext:value-type="float">
            <text:p>172,78</text:p>
          </table:table-cell>
          <table:table-cell office:value-type="float" office:value="173.38" calcext:value-type="float">
            <text:p>173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4])" office:value-type="float" office:value="169.33" calcext:value-type="float">
            <text:p>169,33</text:p>
          </table:table-cell>
          <table:table-cell table:formula="of:=AVERAGE([.C2:.C4])" office:value-type="float" office:value="169.83" calcext:value-type="float">
            <text:p>169,83</text:p>
          </table:table-cell>
          <table:table-cell/>
          <table:table-cell table:style-name="ce1" table:formula="of:=[.C5]/[.B5]" office:value-type="percentage" office:value="1.00295281403177" calcext:value-type="percentage">
            <text:p>100,3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-C</text:p>
          </table:table-cell>
          <table:table-cell office:value-type="float" office:value="9.25" calcext:value-type="float">
            <text:p>9,25</text:p>
          </table:table-cell>
          <table:table-cell office:value-type="float" office:value="9.34" calcext:value-type="float">
            <text:p>9,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27" calcext:value-type="float">
            <text:p>9,27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" calcext:value-type="float">
            <text:p>9,3</text:p>
          </table:table-cell>
          <table:table-cell office:value-type="float" office:value="9.32" calcext:value-type="float">
            <text:p>9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8:.B10])" office:value-type="float" office:value="9.27333333333333" calcext:value-type="float">
            <text:p>9,27333333333333</text:p>
          </table:table-cell>
          <table:table-cell table:formula="of:=AVERAGE([.C8:.C10])" office:value-type="float" office:value="9.35333333333333" calcext:value-type="float">
            <text:p>9,35333333333333</text:p>
          </table:table-cell>
          <table:table-cell/>
          <table:table-cell table:style-name="ce1" table:formula="of:=[.C11]/[.B11]" office:value-type="percentage" office:value="1.00862688713156" calcext:value-type="percentage">
            <text:p>100,86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-D</text:p>
          </table:table-cell>
          <table:table-cell office:value-type="float" office:value="332.81" calcext:value-type="float">
            <text:p>332,81</text:p>
          </table:table-cell>
          <table:table-cell office:value-type="float" office:value="333.39" calcext:value-type="float">
            <text:p>333,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.67" calcext:value-type="float">
            <text:p>328,67</text:p>
          </table:table-cell>
          <table:table-cell office:value-type="float" office:value="331.57" calcext:value-type="float">
            <text:p>331,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.47" calcext:value-type="float">
            <text:p>318,47</text:p>
          </table:table-cell>
          <table:table-cell office:value-type="float" office:value="329.28" calcext:value-type="float">
            <text:p>329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4:.B16])" office:value-type="float" office:value="326.65" calcext:value-type="float">
            <text:p>326,65</text:p>
          </table:table-cell>
          <table:table-cell table:formula="of:=AVERAGE([.C14:.C16])" office:value-type="float" office:value="331.413333333333" calcext:value-type="float">
            <text:p>331,413333333333</text:p>
          </table:table-cell>
          <table:table-cell/>
          <table:table-cell table:style-name="ce1" table:formula="of:=[.C17]/[.B17]" office:value-type="percentage" office:value="1.01458237665187" calcext:value-type="percentage">
            <text:p>101,46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-C</text:p>
          </table:table-cell>
          <table:table-cell office:value-type="float" office:value="32.53" calcext:value-type="float">
            <text:p>32,53</text:p>
          </table:table-cell>
          <table:table-cell office:value-type="float" office:value="34.86" calcext:value-type="float">
            <text:p>34,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5.2" calcext:value-type="float">
            <text:p>35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93" calcext:value-type="float">
            <text:p>34,93</text:p>
          </table:table-cell>
          <table:table-cell office:value-type="float" office:value="35.21" calcext:value-type="float">
            <text:p>3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0:.B22])" office:value-type="float" office:value="34.1533333333333" calcext:value-type="float">
            <text:p>34,1533333333333</text:p>
          </table:table-cell>
          <table:table-cell table:formula="of:=AVERAGE([.C20:.C22])" office:value-type="float" office:value="35.09" calcext:value-type="float">
            <text:p>35,09</text:p>
          </table:table-cell>
          <table:table-cell/>
          <table:table-cell table:style-name="ce1" table:formula="of:=[.C23]/[.B23]" office:value-type="percentage" office:value="1.02742533671677" calcext:value-type="percentage">
            <text:p>102,74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-C</text:p>
          </table:table-cell>
          <table:table-cell office:value-type="float" office:value="94.21" calcext:value-type="float">
            <text:p>94,21</text:p>
          </table:table-cell>
          <table:table-cell office:value-type="float" office:value="94.54" calcext:value-type="float">
            <text:p>94,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.18" calcext:value-type="float">
            <text:p>94,18</text:p>
          </table:table-cell>
          <table:table-cell office:value-type="float" office:value="94.4" calcext:value-type="float">
            <text:p>94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.57" calcext:value-type="float">
            <text:p>93,57</text:p>
          </table:table-cell>
          <table:table-cell office:value-type="float" office:value="94.03" calcext:value-type="float">
            <text:p>94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6:.B28])" office:value-type="float" office:value="93.9866666666667" calcext:value-type="float">
            <text:p>93,9866666666667</text:p>
          </table:table-cell>
          <table:table-cell table:formula="of:=AVERAGE([.C26:.C28])" office:value-type="float" office:value="94.3233333333333" calcext:value-type="float">
            <text:p>94,3233333333333</text:p>
          </table:table-cell>
          <table:table-cell/>
          <table:table-cell table:style-name="ce1" table:formula="of:=[.C29]/[.B29]" office:value-type="percentage" office:value="1.00358206837849" calcext:value-type="percentage">
            <text:p>100,36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-D</text:p>
          </table:table-cell>
          <table:table-cell office:value-type="float" office:value="276.1" calcext:value-type="float">
            <text:p>276,1</text:p>
          </table:table-cell>
          <table:table-cell office:value-type="float" office:value="276.7" calcext:value-type="float">
            <text:p>276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.1" calcext:value-type="float">
            <text:p>276,1</text:p>
          </table:table-cell>
          <table:table-cell office:value-type="float" office:value="276.73" calcext:value-type="float">
            <text:p>276,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.19" calcext:value-type="float">
            <text:p>276,19</text:p>
          </table:table-cell>
          <table:table-cell office:value-type="float" office:value="277.19" calcext:value-type="float">
            <text:p>277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2:.B34])" office:value-type="float" office:value="276.13" calcext:value-type="float">
            <text:p>276,13</text:p>
          </table:table-cell>
          <table:table-cell table:formula="of:=AVERAGE([.C32:.C34])" office:value-type="float" office:value="276.873333333333" calcext:value-type="float">
            <text:p>276,873333333333</text:p>
          </table:table-cell>
          <table:table-cell/>
          <table:table-cell table:style-name="ce1" table:formula="of:=[.C35]/[.B35]" office:value-type="percentage" office:value="1.00269196875868" calcext:value-type="percentage">
            <text:p>100,27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(s)</text:p>
          </table:table-cell>
          <table:table-cell office:value-type="string" calcext:value-type="string">
            <text:p>dock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-C</text:p>
          </table:table-cell>
          <table:table-cell office:value-type="float" office:value="119.33" calcext:value-type="float">
            <text:p>119,33</text:p>
          </table:table-cell>
          <table:table-cell office:value-type="float" office:value="122.98" calcext:value-type="float">
            <text:p>122,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.03" calcext:value-type="float">
            <text:p>119,03</text:p>
          </table:table-cell>
          <table:table-cell office:value-type="float" office:value="121.76" calcext:value-type="float">
            <text:p>121,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.37" calcext:value-type="float">
            <text:p>120,37</text:p>
          </table:table-cell>
          <table:table-cell office:value-type="float" office:value="122.7" calcext:value-type="float">
            <text:p>12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8:.B40])" office:value-type="float" office:value="119.576666666667" calcext:value-type="float">
            <text:p>119,576666666667</text:p>
          </table:table-cell>
          <table:table-cell table:formula="of:=AVERAGE([.C38:.C40])" office:value-type="float" office:value="122.48" calcext:value-type="float">
            <text:p>122,48</text:p>
          </table:table-cell>
          <table:table-cell/>
          <table:table-cell table:style-name="ce1" table:formula="of:=[.C41]/[.B41]" office:value-type="percentage" office:value="1.02428009923898" calcext:value-type="percentage">
            <text:p>102,4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3:09:38.598002387</meta:creation-date>
    <dc:date>2022-06-14T13:12:39.043624437</dc:date>
    <meta:editing-duration>P8DT22H32M20S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